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!/bin/bash</text:p>
      <text:p text:style-name="Standard"/>
      <text:p text:style-name="Standard">echo "=== Мониторинг сайта преподавателя английского ==="</text:p>
      <text:p text:style-name="Standard">echo "Нажмите Ctrl+C для выхода"</text:p>
      <text:p text:style-name="Standard">echo ""</text:p>
      <text:p text:style-name="Standard"/>
      <text:p text:style-name="Standard"># Показываем последние логи</text:p>
      <text:p text:style-name="Standard">echo "Последние сообщения от сайта:"</text:p>
      <text:p text:style-name="Standard">sudo journalctl -u english-teacher-site.service -n 20 --no-pager</text:p>
      <text:p text:style-name="Standard"/>
      <text:p text:style-name="Standard">echo ""</text:p>
      <text:p text:style-name="Standard">echo "В реальном времени (нажмите Ctrl+C для остановки):"</text:p>
      <text:p text:style-name="Standard">echo ""</text:p>
      <text:p text:style-name="Standard"/>
      <text:p text:style-name="Standard"># Показываем логи в реальном времени</text:p>
      <text:p text:style-name="Standard">sudo journalctl -u english-teacher-site.service -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5T11:56:50.688675320</meta:creation-date>
    <dc:date>2025-08-05T11:56:56.081734326</dc:date>
    <meta:editing-duration>PT6S</meta:editing-duration>
    <meta:editing-cycles>1</meta:editing-cycles>
    <meta:document-statistic meta:table-count="0" meta:image-count="0" meta:object-count="0" meta:page-count="1" meta:paragraph-count="12" meta:word-count="55" meta:character-count="391" meta:non-whitespace-character-count="349"/>
    <meta:generator>LibreOffice/24.2.7.2$Linux_X86_64 LibreOffice_project/420$Build-2</meta:generator>
  </office:meta>
</office:document-meta>
</file>